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Neue-Light" svg:font-family="HelveticaNeue-Light, 'Helvetica Neue Light', 'Helvetica Neue', Frutiger, 'Frutiger Linotype', Univers, Calibri, 'Gill Sans', 'Gill Sans MT', 'Myriad Pro', Myriad, 'DejaVu Sans Condensed', 'Liberation Sans', 'Nimbus Sans L', Tahoma, Geneva, Helvetica, Arial, 'sans serif'"/>
    <style:font-face style:name="Lohit Devanagari1" svg:font-family="'Lohit Devanagari'"/>
    <style:font-face style:name="Monaco" svg:font-family="Monaco, Menlo, 'Courier New', monospace"/>
    <style:font-face style:name="inherit" svg:font-family="inherit"/>
    <style:font-face style:name="monospace" svg:font-family="monospace, sans-serif"/>
    <style:font-face style:name="proxima-nova-1" svg:font-family="proxima-nova-1,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ni" svg:font-family="An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000000" style:font-name="inherit" fo:font-size="18pt" fo:font-style="normal" style:text-underline-style="solid" style:text-underline-width="auto" style:text-underline-color="font-color" fo:font-weight="normal" officeooo:rsid="001e86ac" officeooo:paragraph-rsid="001e86ac" style:font-size-asian="15pt" style:font-style-asian="italic" style:font-weight-asian="bold" style:font-size-complex="15pt" style:font-style-complex="italic" style:font-weight-complex="bold"/>
    </style:style>
    <style:style style:name="P2" style:family="paragraph" style:parent-style-name="Heading_20_1">
      <loext:graphic-properties draw:fill="none" draw:fill-color="#ffffff"/>
      <style:paragraph-properties fo:margin-left="0cm" fo:margin-right="0cm" style:line-height-at-least="0.794cm" fo:text-indent="0cm" style:auto-text-indent="false" fo:background-color="transparent" fo:padding="0cm" fo:border="none"/>
      <style:text-properties style:font-name="inherit" fo:font-size="18pt" fo:font-weight="bold"/>
    </style:style>
    <style:style style:name="P3" style:family="paragraph" style:parent-style-name="Preformatted_20_Text">
      <loext:graphic-properties draw:fill="solid" draw:fill-color="#ffffff" draw:opacity="100%"/>
      <style:paragraph-properties fo:margin-left="0cm" fo:margin-right="0cm" fo:margin-top="0cm" fo:margin-bottom="0.318cm" loext:contextual-spacing="false" style:line-height-at-least="0.503cm" fo:orphans="2" fo:widows="2" fo:text-indent="0cm" style:auto-text-indent="false" fo:background-color="#ffffff" fo:padding="0cm" fo:border="none"/>
      <style:text-properties fo:font-variant="normal" fo:text-transform="none" fo:color="#000000" style:font-name="inherit" fo:font-size="9.75pt" fo:letter-spacing="normal" fo:font-style="normal" fo:font-weight="normal"/>
    </style:style>
    <style:style style:name="P4" style:family="paragraph" style:parent-style-name="Preformatted_20_Text">
      <loext:graphic-properties draw:fill="none" draw:fill-color="#ffffff"/>
      <style:paragraph-properties fo:margin-left="0cm" fo:margin-right="0cm" fo:margin-top="0cm" fo:margin-bottom="0.318cm" loext:contextual-spacing="false" style:line-height-at-least="0.503cm" fo:orphans="2" fo:widows="2" fo:text-indent="0cm" style:auto-text-indent="false" fo:background-color="transparent" fo:padding="0cm" fo:border="none"/>
      <style:text-properties fo:font-variant="normal" fo:text-transform="none" fo:color="#c9211e" style:font-name="inherit" fo:font-size="9.75pt" fo:letter-spacing="normal" fo:font-style="normal" fo:font-weight="normal"/>
    </style:style>
    <style:style style:name="P5" style:family="paragraph" style:parent-style-name="Text_20_body">
      <loext:graphic-properties draw:fill="none" draw:fill-color="#ffffff"/>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000000" style:font-name="inherit" fo:font-size="10.5pt" fo:letter-spacing="normal" fo:font-style="normal" fo:font-weight="normal" fo:background-color="#ffffff" loext:padding="0cm" loext:border="none"/>
    </style:style>
    <style:style style:name="P6"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inherit" fo:font-size="10.5pt" fo:letter-spacing="normal" fo:font-style="normal" fo:font-weight="normal"/>
    </style:style>
    <style:style style:name="P7" style:family="paragraph" style:parent-style-name="Text_20_body">
      <loext:graphic-properties draw:fill="none" draw:fill-color="#ffffff"/>
      <style:paragraph-properties fo:margin-left="0cm" fo:margin-right="0cm" fo:margin-top="0cm" fo:margin-bottom="0cm" loext:contextual-spacing="false" fo:orphans="2" fo:widows="2" fo:text-indent="0cm" style:auto-text-indent="false" fo:background-color="transparent" fo:padding="0cm" fo:border="none"/>
    </style:style>
    <style:style style:name="P8"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style>
    <style:style style:name="P9" style:family="paragraph" style:parent-style-name="Text_20_body">
      <loext:graphic-properties draw:fill="none" draw:fill-color="#ffffff"/>
      <style:paragraph-properties fo:margin-left="0cm" fo:margin-right="0cm" fo:margin-top="0cm" fo:margin-bottom="0cm" loext:contextual-spacing="false" fo:text-indent="0cm" style:auto-text-indent="false" fo:background-color="transparent" fo:padding="0cm" fo:border="none"/>
    </style:style>
    <style:style style:name="P10" style:family="paragraph" style:parent-style-name="Text_20_body">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style:font-name="inherit" fo:font-size="10.5pt" fo:background-color="transparent" loext:padding="0cm" loext:border="none"/>
    </style:style>
    <style:style style:name="P11" style:family="paragraph" style:parent-style-name="Heading_20_3">
      <style:text-properties fo:text-transform="uppercase" fo:color="#c9211e" style:font-name="inherit" fo:font-size="9pt" fo:font-style="normal" fo:font-weight="bold" officeooo:rsid="001900a8" officeooo:paragraph-rsid="001900a8" style:font-size-asian="12pt" style:font-size-complex="12pt"/>
    </style:style>
    <style:style style:name="P12" style:family="paragraph" style:parent-style-name="Standard">
      <style:text-properties fo:color="#c9211e"/>
    </style:style>
    <style:style style:name="P13" style:family="paragraph" style:parent-style-name="Standard">
      <style:text-properties fo:color="#c9211e" style:font-name="Ubuntu" fo:font-size="15pt" officeooo:rsid="0016daab" officeooo:paragraph-rsid="0016daab" style:font-size-asian="15pt" style:font-size-complex="15pt"/>
    </style:style>
    <style:style style:name="P14" style:family="paragraph" style:parent-style-name="Standard">
      <style:text-properties fo:color="#c9211e" style:font-name="Ubuntu" fo:font-size="15pt" fo:font-style="italic" style:text-underline-style="solid" style:text-underline-width="auto" style:text-underline-color="font-color" fo:font-weight="bold" officeooo:paragraph-rsid="001e86ac" style:font-size-asian="15pt" style:font-style-asian="italic" style:font-weight-asian="bold" style:font-size-complex="15pt" style:font-style-complex="italic" style:font-weight-complex="bold"/>
    </style:style>
    <style:style style:name="P15" style:family="paragraph" style:parent-style-name="Standard">
      <style:text-properties fo:color="#c9211e" style:font-name="Ubuntu" fo:font-size="12pt" officeooo:rsid="001900a8" officeooo:paragraph-rsid="001900a8" style:font-size-asian="12pt" style:font-size-complex="12pt"/>
    </style:style>
    <style:style style:name="P16" style:family="paragraph" style:parent-style-name="Standard">
      <style:text-properties fo:color="#c9211e" style:font-name="Ubuntu" fo:font-size="12pt" officeooo:rsid="001b0988" officeooo:paragraph-rsid="001b0988" style:font-size-asian="12pt" style:font-size-complex="12pt"/>
    </style:style>
    <style:style style:name="P17" style:family="paragraph" style:parent-style-name="Standard">
      <style:text-properties fo:color="#c9211e" style:font-name="Ubuntu" fo:font-size="10.5pt" fo:font-style="normal" style:text-underline-style="none" fo:font-weight="normal" officeooo:rsid="001e86ac" officeooo:paragraph-rsid="001e86ac" style:font-size-asian="10.5pt" style:font-style-asian="normal" style:font-weight-asian="normal" style:font-size-complex="10.5pt" style:font-style-complex="normal" style:font-weight-complex="normal"/>
    </style:style>
    <style:style style:name="P18" style:family="paragraph" style:parent-style-name="Standard">
      <style:text-properties fo:color="#000000" style:font-name="Ubuntu" fo:font-size="15pt" fo:font-style="italic" style:text-underline-style="solid" style:text-underline-width="auto" style:text-underline-color="font-color" fo:font-weight="bold" officeooo:paragraph-rsid="001900a8" style:font-size-asian="15pt" style:font-style-asian="italic" style:font-weight-asian="bold" style:font-size-complex="15pt" style:font-style-complex="italic" style:font-weight-complex="bold"/>
    </style:style>
    <style:style style:name="P19" style:family="paragraph" style:parent-style-name="Standard">
      <style:text-properties fo:color="#000000" style:font-name="Ubuntu" fo:font-size="12pt" officeooo:rsid="001900a8" officeooo:paragraph-rsid="001900a8" style:font-size-asian="12pt" style:font-size-complex="12pt"/>
    </style:style>
    <style:style style:name="P20" style:family="paragraph" style:parent-style-name="Standard">
      <style:text-properties fo:color="#000000" style:font-name="Ubuntu" fo:font-size="10.5pt" officeooo:rsid="001900a8" officeooo:paragraph-rsid="001900a8" style:font-size-asian="10.5pt" style:font-size-complex="10.5pt"/>
    </style:style>
    <style:style style:name="P21" style:family="paragraph" style:parent-style-name="Standard">
      <style:text-properties fo:color="#000000" style:font-name="Ubuntu" fo:font-size="10.5pt" fo:font-style="normal" style:text-underline-style="none" fo:font-weight="normal" officeooo:rsid="001e86ac" officeooo:paragraph-rsid="001e86ac" style:font-size-asian="10.5pt" style:font-style-asian="normal" style:font-weight-asian="normal" style:font-size-complex="10.5pt" style:font-style-complex="normal" style:font-weight-complex="normal"/>
    </style:style>
    <style:style style:name="P22" style:family="paragraph" style:parent-style-name="Standard">
      <style:text-properties style:use-window-font-color="true" style:font-name="Ubuntu" fo:font-size="10.5pt" fo:font-style="normal" style:text-underline-style="none" fo:font-weight="normal" officeooo:rsid="001e86ac" officeooo:paragraph-rsid="001e86ac" style:font-size-asian="10.5pt" style:font-style-asian="normal" style:font-weight-asian="normal" style:font-size-complex="10.5pt" style:font-style-complex="normal" style:font-weight-complex="normal"/>
    </style:style>
    <style:style style:name="P23" style:family="paragraph" style:parent-style-name="Text_20_body">
      <style:text-properties fo:font-variant="normal" fo:text-transform="none" fo:color="#000000" style:font-name="inherit" fo:font-size="10.5pt" fo:letter-spacing="normal" fo:font-style="normal" style:text-underline-style="none" fo:font-weight="normal" officeooo:rsid="001e86ac" officeooo:paragraph-rsid="001e86ac" style:font-size-asian="10.5pt" style:font-style-asian="normal" style:font-weight-asian="normal" style:font-size-complex="10.5pt" style:font-style-complex="normal" style:font-weight-complex="normal"/>
    </style:style>
    <style:style style:name="P24" style:family="paragraph" style:parent-style-name="Text_20_body">
      <style:text-properties fo:color="#c9211e"/>
    </style:style>
    <style:style style:name="P25" style:family="paragraph" style:parent-style-name="Text_20_body">
      <style:text-properties fo:color="#c9211e" style:font-name="Ubuntu" fo:font-size="12pt" officeooo:rsid="001900a8" officeooo:paragraph-rsid="001900a8" style:font-size-asian="12pt" style:font-size-complex="12pt"/>
    </style:style>
    <style:style style:name="P26" style:family="paragraph" style:parent-style-name="Heading_20_1">
      <style:text-properties fo:font-variant="normal" fo:text-transform="none" fo:color="#000000" style:font-name="inherit" fo:font-size="18pt" fo:letter-spacing="normal" fo:font-style="normal" fo:font-weight="normal" officeooo:rsid="001900a8" officeooo:paragraph-rsid="001900a8" style:font-size-asian="12pt" style:font-size-complex="12pt"/>
    </style:style>
    <style:style style:name="P27" style:family="paragraph" style:parent-style-name="Heading_20_1">
      <style:text-properties fo:font-variant="normal" fo:text-transform="none" fo:color="#000000" style:font-name="inherit" fo:font-size="18pt" fo:font-style="normal" style:text-underline-style="solid" style:text-underline-width="auto" style:text-underline-color="font-color" fo:font-weight="normal" officeooo:paragraph-rsid="0022defa" style:font-size-asian="15pt" style:font-style-asian="italic" style:font-weight-asian="bold" style:font-size-complex="15pt" style:font-style-complex="italic" style:font-weight-complex="bold"/>
    </style:style>
    <style:style style:name="P28" style:family="paragraph" style:parent-style-name="Heading_20_1">
      <style:text-properties fo:font-variant="normal" fo:text-transform="none" fo:color="#000000" style:font-name="inherit" fo:font-size="18pt" fo:font-style="normal" style:text-underline-style="solid" style:text-underline-width="auto" style:text-underline-color="font-color" fo:font-weight="normal" officeooo:rsid="0023b3d4" officeooo:paragraph-rsid="0023b3d4" style:font-size-asian="15pt" style:font-style-asian="italic" style:font-weight-asian="bold" style:font-size-complex="15pt" style:font-style-complex="italic" style:font-weight-complex="bold"/>
    </style:style>
    <style:style style:name="P29" style:family="paragraph" style:parent-style-name="Heading_20_1">
      <style:text-properties fo:font-variant="normal" fo:text-transform="none" fo:color="#000000" style:font-name="inherit" fo:font-size="18pt" fo:font-style="normal" style:text-underline-style="none" fo:font-weight="normal" officeooo:rsid="0023b3d4" officeooo:paragraph-rsid="0023b3d4" style:font-size-asian="12pt" style:font-style-asian="normal" style:font-weight-asian="normal" style:font-size-complex="12pt" style:font-style-complex="normal" style:font-weight-complex="normal"/>
    </style:style>
    <style:style style:name="P30" style:family="paragraph" style:parent-style-name="Heading_20_1">
      <style:text-properties fo:font-variant="normal" fo:text-transform="none" fo:color="#000000" style:font-name="inherit" fo:font-size="15pt" fo:font-style="italic" style:text-underline-style="solid" style:text-underline-width="auto" style:text-underline-color="font-color" fo:font-weight="bold" officeooo:rsid="0023b3d4" officeooo:paragraph-rsid="0023b3d4" style:font-size-asian="15pt" style:font-style-asian="italic" style:font-weight-asian="bold" style:font-size-complex="15pt" style:font-style-complex="italic" style:font-weight-complex="bold"/>
    </style:style>
    <style:style style:name="P31" style:family="paragraph" style:parent-style-name="Heading_20_1">
      <style:text-properties style:use-window-font-color="true" style:font-name="inherit" fo:font-size="18pt" fo:font-style="normal" style:text-underline-style="none" fo:font-weight="bold" officeooo:rsid="0022defa" officeooo:paragraph-rsid="0022defa" style:font-size-asian="10.5pt" style:font-style-asian="normal" style:font-weight-asian="normal" style:font-size-complex="10.5pt" style:font-style-complex="normal" style:font-weight-complex="normal"/>
    </style:style>
    <style:style style:name="P32" style:family="paragraph" style:parent-style-name="Heading_20_1">
      <loext:graphic-properties draw:fill="none" draw:fill-color="#ffffff"/>
      <style:paragraph-properties fo:margin-left="0cm" fo:margin-right="0cm" style:line-height-at-least="0.794cm" fo:text-indent="0cm" style:auto-text-indent="false" fo:background-color="transparent" fo:padding="0cm" fo:border="none"/>
      <style:text-properties style:font-name="inherit" fo:font-size="18pt" fo:font-weight="bold"/>
    </style:style>
    <style:style style:name="P33" style:family="paragraph" style:parent-style-name="Standard">
      <style:text-properties fo:font-variant="normal" fo:text-transform="none" fo:color="#000000" style:font-name="inherit" fo:font-size="10.5pt" fo:letter-spacing="normal" fo:font-style="normal" fo:font-weight="normal" officeooo:rsid="001900a8" officeooo:paragraph-rsid="001900a8" style:font-size-asian="12pt" style:font-size-complex="12pt"/>
    </style:style>
    <style:style style:name="P34" style:family="paragraph" style:parent-style-name="Standard">
      <style:text-properties fo:font-variant="normal" fo:text-transform="none" fo:color="#000000" style:font-name="proxima-nova-1" fo:font-size="10.5pt" fo:letter-spacing="normal" fo:font-style="normal" fo:font-weight="normal"/>
    </style:style>
    <style:style style:name="P35" style:family="paragraph" style:parent-style-name="Standard">
      <style:text-properties fo:font-variant="normal" fo:text-transform="none" fo:color="#000000" style:font-name="proxima-nova-1" fo:font-size="10.5pt" fo:font-style="normal" fo:font-weight="normal"/>
    </style:style>
    <style:style style:name="P36" style:family="paragraph" style:parent-style-name="Standard">
      <style:text-properties fo:font-variant="normal" fo:text-transform="none" fo:color="#c9211e" style:font-name="inherit" fo:font-size="12pt" fo:letter-spacing="normal" fo:font-style="normal" fo:font-weight="normal" officeooo:rsid="001900a8" officeooo:paragraph-rsid="001900a8" style:font-size-asian="12pt" style:font-size-complex="12pt"/>
    </style:style>
    <style:style style:name="P37" style:family="paragraph" style:parent-style-name="Standard">
      <style:text-properties fo:color="#c9211e"/>
    </style:style>
    <style:style style:name="P38" style:family="paragraph" style:parent-style-name="Standard">
      <style:text-properties fo:color="#c9211e" fo:font-size="15pt" style:font-size-asian="15pt" style:font-size-complex="15pt"/>
    </style:style>
    <style:style style:name="P39" style:family="paragraph" style:parent-style-name="Standard">
      <style:text-properties fo:color="#c9211e" style:font-name="Ubuntu" fo:font-size="15pt" fo:font-style="normal" style:text-underline-style="none" fo:font-weight="normal" officeooo:rsid="0023b3d4" officeooo:paragraph-rsid="0023b3d4" style:font-size-asian="15pt" style:font-style-asian="normal" style:font-weight-asian="normal" style:font-size-complex="15pt" style:font-style-complex="normal" style:font-weight-complex="normal"/>
    </style:style>
    <style:style style:name="P40" style:family="paragraph" style:parent-style-name="Standard">
      <style:text-properties fo:color="#c9211e" style:font-name="Ubuntu" fo:font-size="12pt" fo:font-style="normal" style:text-underline-style="none" fo:font-weight="normal" officeooo:rsid="0023b3d4" officeooo:paragraph-rsid="0023b3d4" style:font-size-asian="12pt" style:font-style-asian="normal" style:font-weight-asian="normal" style:font-size-complex="12pt" style:font-style-complex="normal" style:font-weight-complex="normal"/>
    </style:style>
    <style:style style:name="P41" style:family="paragraph" style:parent-style-name="Standard">
      <style:text-properties style:use-window-font-color="true" style:font-name="Ubuntu" fo:font-size="10.5pt" fo:font-style="normal" style:text-underline-style="none" fo:font-weight="normal" officeooo:rsid="001e86ac" officeooo:paragraph-rsid="001e86ac" style:font-size-asian="10.5pt" style:font-style-asian="normal" style:font-weight-asian="normal" style:font-size-complex="10.5pt" style:font-style-complex="normal" style:font-weight-complex="normal"/>
    </style:style>
    <style:style style:name="P42" style:family="paragraph" style:parent-style-name="Standard">
      <style:text-properties style:use-window-font-color="true" style:font-name="Ubuntu" fo:font-size="10.5pt" fo:font-style="normal" style:text-underline-style="none" fo:font-weight="normal" officeooo:rsid="0022defa" officeooo:paragraph-rsid="0022defa" style:font-size-asian="10.5pt" style:font-style-asian="normal" style:font-weight-asian="normal" style:font-size-complex="10.5pt" style:font-style-complex="normal" style:font-weight-complex="normal"/>
    </style:style>
    <style:style style:name="P43" style:family="paragraph" style:parent-style-name="Standard">
      <style:text-properties style:use-window-font-color="true" style:font-name="Ubuntu" fo:font-size="15pt" fo:font-style="italic" style:text-underline-style="solid" style:text-underline-width="auto" style:text-underline-color="font-color" fo:font-weight="bold" officeooo:paragraph-rsid="0022defa" style:font-size-asian="15pt" style:font-style-asian="italic" style:font-weight-asian="bold" style:font-size-complex="15pt" style:font-style-complex="italic" style:font-weight-complex="bold"/>
    </style:style>
    <style:style style:name="P44" style:family="paragraph" style:parent-style-name="Standard">
      <style:text-properties officeooo:paragraph-rsid="00288747"/>
    </style:style>
    <style:style style:name="P45"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inherit" fo:font-size="10.5pt" fo:letter-spacing="normal" fo:font-style="normal" fo:font-weight="normal"/>
    </style:style>
    <style:style style:name="P46" style:family="paragraph" style:parent-style-name="Text_20_body">
      <loext:graphic-properties draw:fill="none" draw:fill-color="#ffffff"/>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000000" style:font-name="inherit" fo:font-size="10.5pt" fo:letter-spacing="normal" fo:font-style="normal" fo:font-weight="normal" fo:background-color="#ffffff" loext:padding="0cm" loext:border="none"/>
    </style:style>
    <style:style style:name="P47" style:family="paragraph" style:parent-style-name="Text_20_body">
      <loext:graphic-properties draw:fill="none" draw:fill-color="#ffffff"/>
      <style:paragraph-properties fo:margin-left="0cm" fo:margin-right="0cm" fo:margin-top="0cm" fo:margin-bottom="0cm" loext:contextual-spacing="false" fo:orphans="2" fo:widows="2" fo:text-indent="0cm" style:auto-text-indent="false" fo:background-color="transparent" fo:padding="0cm" fo:border="none"/>
    </style:style>
    <style:style style:name="P48"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style>
    <style:style style:name="P49" style:family="paragraph" style:parent-style-name="Text_20_body">
      <loext:graphic-properties draw:fill="none" draw:fill-color="#ffffff"/>
      <style:paragraph-properties fo:margin-left="0cm" fo:margin-right="0cm" fo:margin-top="0cm" fo:margin-bottom="0cm" loext:contextual-spacing="false" fo:text-indent="0cm" style:auto-text-indent="false" fo:background-color="transparent" fo:padding="0cm" fo:border="none"/>
    </style:style>
    <style:style style:name="P50" style:family="paragraph" style:parent-style-name="Text_20_body">
      <style:text-properties style:use-window-font-color="true" style:font-name="inherit" fo:font-size="10.5pt" fo:font-style="normal" style:text-underline-style="none" fo:font-weight="normal" officeooo:rsid="0022defa" officeooo:paragraph-rsid="0022defa" fo:background-color="transparent" style:font-size-asian="10.5pt" style:font-style-asian="normal" style:font-weight-asian="normal" style:font-size-complex="10.5pt" style:font-style-complex="normal" style:font-weight-complex="normal" loext:padding="0cm" loext:border="none"/>
    </style:style>
    <style:style style:name="P51" style:family="paragraph" style:parent-style-name="Text_20_body">
      <style:text-properties fo:font-variant="normal" fo:text-transform="none" fo:color="#000000" style:font-name="inherit" fo:font-size="15pt" fo:font-style="italic" style:text-underline-style="solid" style:text-underline-width="auto" style:text-underline-color="font-color" fo:font-weight="bold" officeooo:rsid="0023b3d4" officeooo:paragraph-rsid="0023b3d4" style:font-size-asian="15pt" style:font-style-asian="italic" style:font-weight-asian="bold" style:font-size-complex="15pt" style:font-style-complex="italic" style:font-weight-complex="bold"/>
    </style:style>
    <style:style style:name="P52" style:family="paragraph" style:parent-style-name="Text_20_body">
      <style:text-properties fo:font-variant="normal" fo:text-transform="none" fo:color="#000000" style:font-name="inherit" fo:font-size="10.5pt" fo:font-style="normal" style:text-underline-style="none" fo:font-weight="normal" officeooo:rsid="0023b3d4" officeooo:paragraph-rsid="0023b3d4" style:font-size-asian="10.5pt" style:font-style-asian="normal" style:font-weight-asian="normal" style:font-size-complex="10.5pt" style:font-style-complex="normal" style:font-weight-complex="normal"/>
    </style:style>
    <style:style style:name="P53" style:family="paragraph" style:parent-style-name="Text_20_body">
      <style:text-properties fo:font-variant="normal" fo:text-transform="none" fo:color="#000000" style:font-name="proxima-nova-1" fo:font-size="10.5pt" fo:letter-spacing="normal" fo:font-style="normal" style:text-underline-style="none" fo:font-weight="normal" officeooo:rsid="0023b3d4" officeooo:paragraph-rsid="0023b3d4" style:font-size-asian="12pt" style:font-style-asian="normal" style:font-weight-asian="normal" style:font-size-complex="12pt" style:font-style-complex="normal" style:font-weight-complex="normal"/>
    </style:style>
    <style:style style:name="P54" style:family="paragraph" style:parent-style-name="Text_20_body">
      <style:text-properties fo:font-variant="normal" fo:text-transform="none" fo:color="#c9211e" style:font-name="inherit" fo:font-size="10.5pt" fo:font-style="normal" style:text-underline-style="none" fo:font-weight="normal" officeooo:rsid="0023b3d4" officeooo:paragraph-rsid="0023b3d4" style:font-size-asian="10.5pt" style:font-style-asian="normal" style:font-weight-asian="normal" style:font-size-complex="10.5pt" style:font-style-complex="normal" style:font-weight-complex="normal"/>
    </style:style>
    <style:style style:name="P55" style:family="paragraph" style:parent-style-name="Text_20_body">
      <style:paragraph-properties fo:margin-top="0cm" fo:margin-bottom="0cm" loext:contextual-spacing="false"/>
      <style:text-properties fo:font-size="10.5pt" fo:background-color="transparent" loext:padding="0cm" loext:border="none"/>
    </style:style>
    <style:style style:name="P56" style:family="paragraph" style:parent-style-name="Standard">
      <style:text-properties fo:color="#c9211e" style:font-name="Ubuntu" fo:font-size="12pt" fo:font-style="normal" style:text-underline-style="none" fo:font-weight="normal" officeooo:rsid="0023b3d4" officeooo:paragraph-rsid="0023b3d4" style:font-size-asian="12pt" style:font-style-asian="normal" style:font-weight-asian="normal" style:font-size-complex="12pt" style:font-style-complex="normal" style:font-weight-complex="normal"/>
    </style:style>
    <style:style style:name="T1" style:family="text">
      <style:text-properties style:font-name="inherit"/>
    </style:style>
    <style:style style:name="T2" style:family="text">
      <style:text-properties style:font-name="inherit" fo:font-size="10.5pt" fo:background-color="transparent" loext:char-shading-value="0" loext:padding="0cm" loext:border="none"/>
    </style:style>
    <style:style style:name="T3" style:family="text">
      <style:text-properties style:font-name="inherit" fo:font-style="italic" fo:background-color="transparent" loext:char-shading-value="0" loext:padding="0cm" loext:border="none"/>
    </style:style>
    <style:style style:name="T4" style:family="text">
      <style:text-properties style:font-name="inherit" fo:font-size="18pt"/>
    </style:style>
    <style:style style:name="T5" style:family="text">
      <style:text-properties fo:font-variant="normal" fo:text-transform="none"/>
    </style:style>
    <style:style style:name="T6" style:family="text">
      <style:text-properties fo:font-variant="normal" fo:text-transform="none" fo:color="#000000" style:font-name="inherit"/>
    </style:style>
    <style:style style:name="T7" style:family="text">
      <style:text-properties fo:font-variant="normal" fo:text-transform="none" fo:color="#000000" style:font-name="inherit" fo:font-size="10.5pt" fo:letter-spacing="normal"/>
    </style:style>
    <style:style style:name="T8" style:family="text">
      <style:text-properties fo:font-variant="normal" fo:text-transform="none" fo:color="#000000" style:font-name="inherit" fo:font-size="10.5pt" fo:letter-spacing="normal" fo:font-style="normal" fo:font-weight="normal"/>
    </style:style>
    <style:style style:name="T9" style:family="text">
      <style:text-properties fo:font-variant="normal" fo:text-transform="none" fo:color="#000000" style:font-name="inherit" fo:font-size="10.5pt" fo:letter-spacing="normal" fo:font-style="normal" fo:font-weight="normal" fo:background-color="#ffffff" loext:char-shading-value="0" loext:padding="0cm" loext:border="none"/>
    </style:style>
    <style:style style:name="T10" style:family="text">
      <style:text-properties fo:font-variant="normal" fo:text-transform="none" fo:color="#000000" style:font-name="inherit" fo:font-size="10.5pt" fo:letter-spacing="normal" fo:font-style="normal" fo:font-weight="normal" fo:background-color="transparent" loext:char-shading-value="0"/>
    </style:style>
    <style:style style:name="T11" style:family="text">
      <style:text-properties fo:font-variant="normal" fo:text-transform="none" fo:color="#000000" style:font-name="inherit" fo:font-size="10.5pt" fo:letter-spacing="normal" fo:font-style="normal" fo:font-weight="normal" fo:background-color="transparent" loext:char-shading-value="0" loext:padding="0cm" loext:border="none"/>
    </style:style>
    <style:style style:name="T12" style:family="text">
      <style:text-properties fo:font-variant="normal" fo:text-transform="none" fo:color="#000000" style:font-name="inherit" fo:font-size="10.5pt" fo:letter-spacing="normal" fo:font-style="normal" fo:font-weight="normal" fo:background-color="#ffff00" loext:char-shading-value="0"/>
    </style:style>
    <style:style style:name="T13" style:family="text">
      <style:text-properties fo:font-variant="normal" fo:text-transform="none" fo:color="#000000" style:font-name="inherit" fo:letter-spacing="normal"/>
    </style:style>
    <style:style style:name="T14" style:family="text">
      <style:text-properties fo:font-variant="normal" fo:text-transform="none" fo:color="#000000" style:font-name="proxima-nova-1" fo:font-size="10.5pt" fo:letter-spacing="normal" fo:font-style="normal" fo:font-weight="normal"/>
    </style:style>
    <style:style style:name="T15" style:family="text">
      <style:text-properties fo:font-variant="normal" fo:text-transform="none" fo:color="#000000" style:font-name="proxima-nova-1" fo:font-size="10.5pt" fo:letter-spacing="normal" fo:font-style="normal" fo:font-weight="normal" fo:background-color="#ffff00" loext:char-shading-value="0"/>
    </style:style>
    <style:style style:name="T16" style:family="text">
      <style:text-properties fo:font-variant="normal" fo:text-transform="none" fo:color="#000000" style:font-name="proxima-nova-1" fo:letter-spacing="normal"/>
    </style:style>
    <style:style style:name="T17" style:family="text">
      <style:text-properties fo:font-variant="normal" fo:text-transform="none" fo:color="#000000" style:text-line-through-style="none" style:text-line-through-type="none" style:font-name="inherit" fo:font-size="10.5pt" fo:letter-spacing="normal" fo:font-style="normal" style:text-underline-style="none" fo:font-weight="normal" style:text-blinking="false" fo:background-color="#ffff66" loext:char-shading-value="0" loext:padding="0cm" loext:border="none"/>
    </style:style>
    <style:style style:name="T18" style:family="text">
      <style:text-properties fo:font-variant="normal" fo:text-transform="none" fo:color="#000000" fo:letter-spacing="normal"/>
    </style:style>
    <style:style style:name="T19" style:family="text">
      <style:text-properties fo:font-variant="normal" fo:text-transform="none" fo:color="#444444" style:font-name="monospace" fo:font-size="9pt" fo:letter-spacing="normal" fo:font-style="normal" fo:font-weight="normal" fo:background-color="#f8f8ff" loext:char-shading-value="0" loext:padding="0.049cm" loext:border="0.06pt solid #dedede"/>
    </style:style>
    <style:style style:name="T20" style:family="text">
      <style:text-properties fo:font-variant="normal" fo:text-transform="none" fo:color="#444444" style:font-name="monospace" fo:font-size="9pt" fo:letter-spacing="normal" fo:font-style="normal" fo:font-weight="normal" fo:background-color="transparent" loext:char-shading-value="0" loext:padding="0.049cm" loext:border="0.06pt solid #dedede"/>
    </style:style>
    <style:style style:name="T21" style:family="text">
      <style:text-properties fo:font-variant="normal" fo:text-transform="none" fo:color="#444444" style:font-name="monospace" fo:font-size="9pt" fo:letter-spacing="normal" fo:background-color="#f8f8ff" loext:char-shading-value="0" loext:padding="0.049cm" loext:border="0.06pt solid #dedede"/>
    </style:style>
    <style:style style:name="T22" style:family="text">
      <style:text-properties fo:font-variant="normal" fo:text-transform="none" fo:color="#444444" style:text-line-through-style="none" style:text-line-through-type="none" style:font-name="monospace" fo:font-size="9pt" fo:letter-spacing="normal" fo:font-style="normal" style:text-underline-style="none" fo:font-weight="normal" style:text-blinking="false" fo:background-color="#f8f8ff" loext:char-shading-value="0" loext:padding="0.049cm" loext:border="0.06pt solid #dedede"/>
    </style:style>
    <style:style style:name="T23" style:family="text">
      <style:text-properties fo:font-variant="normal" fo:text-transform="none" fo:color="#444444" style:font-name="proxima-nova-1" fo:font-size="10.5pt" fo:letter-spacing="normal" fo:font-style="normal" fo:font-weight="normal" fo:background-color="#f8f8ff" loext:char-shading-value="0" loext:padding="0.049cm" loext:border="0.06pt solid #dedede"/>
    </style:style>
    <style:style style:name="T24" style:family="text">
      <style:text-properties fo:font-variant="normal" fo:text-transform="none" style:font-name="inherit" fo:font-size="10.5pt" fo:letter-spacing="normal" fo:font-style="normal" fo:font-weight="normal"/>
    </style:style>
    <style:style style:name="T25" style:family="text">
      <style:text-properties fo:font-variant="normal" fo:text-transform="none" fo:letter-spacing="normal"/>
    </style:style>
    <style:style style:name="T26" style:family="text">
      <style:text-properties fo:font-variant="normal" fo:text-transform="none" fo:color="#c9211e" style:font-name="inherit" fo:font-size="10.5pt" fo:letter-spacing="normal" fo:font-style="normal" fo:font-weight="normal"/>
    </style:style>
    <style:style style:name="T27" style:family="text">
      <style:text-properties fo:letter-spacing="normal"/>
    </style:style>
    <style:style style:name="T28" style:family="text">
      <style:text-properties fo:color="#444444" style:font-name="monospace" fo:font-size="9pt" fo:background-color="#f8f8ff" loext:char-shading-value="0" loext:padding="0.049cm" loext:border="0.06pt solid #dedede"/>
    </style:style>
    <style:style style:name="T29" style:family="text">
      <style:text-properties fo:color="#c9211e"/>
    </style:style>
    <style:style style:name="T30" style:family="text">
      <style:text-properties fo:color="#c9211e" style:font-name="monospace" fo:font-size="9pt" fo:background-color="#f8f8ff" loext:char-shading-value="0" loext:padding="0.049cm" loext:border="0.06pt solid #dedede"/>
    </style:style>
    <style:style style:name="T31" style:family="text">
      <style:text-properties officeooo:rsid="001900a8"/>
    </style:style>
    <style:style style:name="T32" style:family="text">
      <style:text-properties officeooo:rsid="001e86ac"/>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Все является объектом</text:p>
      <text:p text:style-name="Standard">Мы начнем наше путешествие с предметов.</text:p>
      <text:p text:style-name="Standard"/>
      <text:p text:style-name="P8"><text:a xlink:type="simple" xlink:href="https://twitter.com/share?original_referer=http://rubymonk.com/&amp;source=tweetbutton&amp;url=http://rubymonk.com/&amp;via=rubymonk&amp;text=In+Ruby+there+are+no+primitives.+Everything+is+an+object+-+integers,+characters,+arrays+-+everything." office:target-frame-name="_blank" xlink:show="new" text:style-name="Internet_20_link" text:visited-style-name="Visited_20_Internet_20_Link"><text:span text:style-name="T17">В Ruby, как и в реальной жизни, наш мир наполнен объектами. Все является объектом - целые числа, символы, текст, массивы - все.</text:span></text:a></text:p>
      <text:p text:style-name="P6">Чтобы что-то происходило с использованием Ruby, каждый всегда ставит себя на место объекта, а затем разговаривает с другими объектами, говоря им, что нужно делать.</text:p>
      <text:p text:style-name="P6">Ролевая игра в качестве объекта в вашей программе является неотъемлемой частью объектно-ориентированного программирования. Чтобы узнать, каким объектом вы в данный момент являетесь, можно использовать ключевое слово </text:p>
      <text:p text:style-name="Standard"><text:s/><text:span text:style-name="T29">self.</text:span></text:p>
      <text:p text:style-name="Standard"/>
      <text:p text:style-name="Standard">Попробуйте сами:</text:p>
      <text:p text:style-name="Standard"/>
      <text:p text:style-name="Standard">Пример кода:</text:p>
      <text:p text:style-name="Standard">Example Code:</text:p>
      <text:p text:style-name="P12">self</text:p>
      <text:p text:style-name="Standard"/>
      <text:p text:style-name="Standard">[reset]</text:p>
      <text:p text:style-name="Standard">The Master says : "Banzai!"</text:p>
      <text:p text:style-name="Standard"/>
      <text:p text:style-name="Standard">OUTPUT WINDOW</text:p>
      <text:p text:style-name="Standard">STDOUT:</text:p>
      <text:p text:style-name="P12">main</text:p>
      <text:p text:style-name="Standard"/>
      <text:p text:style-name="P9"><text:span text:style-name="T2">Как видите, если вы не укажете, какой вы объект, вы автоматически играете роль </text:span><text:span text:style-name="Source_20_Text"><text:span text:style-name="T30">main</text:span></text:span><text:span text:style-name="T2">объекта, который Ruby предоставляет нам по умолчанию.</text:span></text:p>
      <text:p text:style-name="P10">Мы рассмотрим, как можно играть роль разных объектов и почему это полезно, чуть позже.</text:p>
      <text:h text:style-name="P2" text:outline-level="1">Разговор с объектами</text:h>
      <text:p text:style-name="P9"><text:span text:style-name="T2">Один объект взаимодействует с другим, используя то, что называется </text:span><text:span text:style-name="Source_20_Text"><text:span text:style-name="T28">methods</text:span></text:span><text:span text:style-name="T2">. В частности, один объект «вызывает или вызывает методы» другого объекта.</text:span></text:p>
      <text:p text:style-name="P8"><text:span text:style-name="T8">В приведенном ниже примере </text:span><text:a xlink:type="simple" xlink:href="https://twitter.com/share?original_referer=http://rubymonk.com/&amp;source=tweetbutton&amp;url=http://rubymonk.com/&amp;via=rubymonk&amp;text=Ruby+is+so+much+fun+to+use.+Calling+2.even?+returns+true+in+Ruby." office:target-frame-name="_blank" xlink:show="new" text:style-name="Internet_20_link" text:visited-style-name="Visited_20_Internet_20_Link"><text:span text:style-name="T17">мы вызываем метод </text:span></text:a><text:a xlink:type="simple" xlink:href="https://twitter.com/share?original_referer=http://rubymonk.com/&amp;source=tweetbutton&amp;url=http://rubymonk.com/&amp;via=rubymonk&amp;text=Ruby+is+so+much+fun+to+use.+Calling+2.even?+returns+true+in+Ruby." office:target-frame-name="_blank" xlink:show="new" text:style-name="Internet_20_link" text:visited-style-name="Visited_20_Internet_20_Link"><text:span text:style-name="Source_20_Text"><text:span text:style-name="T22">even?</text:span></text:span></text:a><text:a xlink:type="simple" xlink:href="https://twitter.com/share?original_referer=http://rubymonk.com/&amp;source=tweetbutton&amp;url=http://rubymonk.com/&amp;via=rubymonk&amp;text=Ruby+is+so+much+fun+to+use.+Calling+2.even?+returns+true+in+Ruby." office:target-frame-name="_blank" xlink:show="new" text:style-name="Internet_20_link" text:visited-style-name="Visited_20_Internet_20_Link"><text:span text:style-name="T17">для объекта, который является номером</text:span></text:a><text:a xlink:type="simple" xlink:href="https://twitter.com/share?original_referer=http://rubymonk.com/&amp;source=tweetbutton&amp;url=http://rubymonk.com/&amp;via=rubymonk&amp;text=Ruby+is+so+much+fun+to+use.+Calling+2.even?+returns+true+in+Ruby." office:target-frame-name="_blank" xlink:show="new" text:style-name="Internet_20_link" text:visited-style-name="Visited_20_Internet_20_Link"><text:span text:style-name="Source_20_Text"><text:span text:style-name="T22">2</text:span></text:span></text:a><text:span text:style-name="T14"> </text:span><text:span text:style-name="T8">, помещая точку ( </text:span><text:span text:style-name="Source_20_Text"><text:span text:style-name="T19">.</text:span></text:span><text:span text:style-name="T8">) после объекта, а затем добавляя имя метода, который мы хотим вызвать.</text:span></text:p>
      <text:p text:style-name="P6"/>
      <text:p text:style-name="Standard">Example Code:</text:p>
      <text:p text:style-name="P12">2. even?</text:p>
      <text:p text:style-name="Standard"><text:s/></text:p>
      <text:p text:style-name="Standard">[reset]</text:p>
      <text:p text:style-name="Standard">The Master says : "I'm proud of you."</text:p>
      <text:p text:style-name="Standard"/>
      <text:p text:style-name="Standard">OUTPUT WINDOW</text:p>
      <text:p text:style-name="Standard">STDOUT:</text:p>
      <text:p text:style-name="P12">true</text:p>
      <text:p text:style-name="P12"/>
      <text:p text:style-name="P24"><text:span text:style-name="T8">Вызов метода для объекта неизбежно вызывает ответ. Этот ответ - </text:span><text:span text:style-name="Emphasis"><text:span text:style-name="T11">всегда</text:span></text:span><text:span text:style-name="T14"> </text:span><text:span text:style-name="T8">другой объект. </text:span><text:a xlink:type="simple" xlink:href="https://twitter.com/share?original_referer=http://rubymonk.com/&amp;source=tweetbutton&amp;url=http://rubymonk.com/&amp;via=rubymonk&amp;text=In+ruby,+calling+the+method+next+on+the+object+1+has+it+give+us+the+next+consecutive+value,+2." office:target-frame-name="_blank" xlink:show="new" text:style-name="Internet_20_link" text:visited-style-name="Visited_20_Internet_20_Link"><text:span text:style-name="T17">Вызов метода </text:span></text:a><text:a xlink:type="simple" xlink:href="https://twitter.com/share?original_referer=http://rubymonk.com/&amp;source=tweetbutton&amp;url=http://rubymonk.com/&amp;via=rubymonk&amp;text=In+ruby,+calling+the+method+next+on+the+object+1+has+it+give+us+the+next+consecutive+value,+2." office:target-frame-name="_blank" xlink:show="new" text:style-name="Internet_20_link" text:visited-style-name="Visited_20_Internet_20_Link"><text:span text:style-name="Source_20_Text"><text:span text:style-name="T22">next</text:span></text:span></text:a><text:a xlink:type="simple" xlink:href="https://twitter.com/share?original_referer=http://rubymonk.com/&amp;source=tweetbutton&amp;url=http://rubymonk.com/&amp;via=rubymonk&amp;text=In+ruby,+calling+the+method+next+on+the+object+1+has+it+give+us+the+next+consecutive+value,+2." office:target-frame-name="_blank" xlink:show="new" text:style-name="Internet_20_link" text:visited-style-name="Visited_20_Internet_20_Link"><text:span text:style-name="T17">для объекта </text:span></text:a><text:a xlink:type="simple" xlink:href="https://twitter.com/share?original_referer=http://rubymonk.com/&amp;source=tweetbutton&amp;url=http://rubymonk.com/&amp;via=rubymonk&amp;text=In+ruby,+calling+the+method+next+on+the+object+1+has+it+give+us+the+next+consecutive+value,+2." office:target-frame-name="_blank" xlink:show="new" text:style-name="Internet_20_link" text:visited-style-name="Visited_20_Internet_20_Link"><text:span text:style-name="Source_20_Text"><text:span text:style-name="T22">1</text:span></text:span></text:a><text:a xlink:type="simple" xlink:href="https://twitter.com/share?original_referer=http://rubymonk.com/&amp;source=tweetbutton&amp;url=http://rubymonk.com/&amp;via=rubymonk&amp;text=In+ruby,+calling+the+method+next+on+the+object+1+has+it+give+us+the+next+consecutive+value,+2." office:target-frame-name="_blank" xlink:show="new" text:style-name="Internet_20_link" text:visited-style-name="Visited_20_Internet_20_Link"><text:span text:style-name="T17">дает нам следующее значение подряд </text:span></text:a><text:a xlink:type="simple" xlink:href="https://twitter.com/share?original_referer=http://rubymonk.com/&amp;source=tweetbutton&amp;url=http://rubymonk.com/&amp;via=rubymonk&amp;text=In+ruby,+calling+the+method+next+on+the+object+1+has+it+give+us+the+next+consecutive+value,+2." office:target-frame-name="_blank" xlink:show="new" text:style-name="Internet_20_link" text:visited-style-name="Visited_20_Internet_20_Link"><text:span text:style-name="Source_20_Text"><text:span text:style-name="T22">2</text:span></text:span></text:a><text:a xlink:type="simple" xlink:href="https://twitter.com/share?original_referer=http://rubymonk.com/&amp;source=tweetbutton&amp;url=http://rubymonk.com/&amp;via=rubymonk&amp;text=In+ruby,+calling+the+method+next+on+the+object+1+has+it+give+us+the+next+consecutive+value,+2." office:target-frame-name="_blank" xlink:show="new" text:style-name="Internet_20_link" text:visited-style-name="Visited_20_Internet_20_Link"><text:span text:style-name="T17">.</text:span></text:a></text:p>
      <text:p text:style-name="P8"><text:soft-page-break/><text:span text:style-name="T8">Можно также связать вызовы методов, просто добавив несколько точек и имен методов последовательно - каждый метод в цепочке вызывается в результате предыдущего метода. Продолжайте и попробуйте, </text:span><text:span text:style-name="T12">вызвав </text:span><text:span text:style-name="Source_20_Text"><text:span text:style-name="T20">next</text:span></text:span><text:span text:style-name="T12">дважды, </text:span><text:span text:style-name="Source_20_Text"><text:span text:style-name="T20">1</text:span></text:span><text:span text:style-name="T15"> </text:span><text:span text:style-name="T12">чтобы получить </text:span><text:span text:style-name="Source_20_Text"><text:span text:style-name="T20">3</text:span></text:span><text:span text:style-name="T10">.</text:span></text:p>
      <text:p text:style-name="P13">1. next. next</text:p>
      <text:p text:style-name="P13"/>
      <text:p text:style-name="P13"/>
      <text:p text:style-name="P18"><text:span text:style-name="T31">1. </text:span><text:span text:style-name="T5">Еще объекты и методы</text:span></text:p>
      <text:p text:style-name="P20">Поиск методов</text:p>
      <text:p text:style-name="P20">Объекты Ruby с радостью расскажут, какие методы они предоставляют. Вы просто вызываете methods на них метод.</text:p>
      <text:p text:style-name="P19"/>
      <text:p text:style-name="P19">Пример кода:</text:p>
      <text:p text:style-name="P15">1. methods</text:p>
      <text:p text:style-name="P19"><text:s/></text:p>
      <text:p text:style-name="P19">[сброс]</text:p>
      <text:p text:style-name="P19">Мастер говорит: «Я доволен».</text:p>
      <text:p text:style-name="P19"/>
      <text:p text:style-name="P19">ОКНО ВЫВОДА</text:p>
      <text:p text:style-name="P19">STDOUT:</text:p>
      <text:p text:style-name="P19">[: to_s,: - @,: +,: -,: *,: /,: div,:%,: modulo,: divmod,: fdiv,: **,: abs,: mag</text:p>
      <text:p text:style-name="P19"/>
      <text:p text:style-name="P19"><text:span text:style-name="T24">Как видите, вы получаете список всех методов по номеру, </text:span><text:span text:style-name="Source_20_Text"><text:span text:style-name="T19">1</text:span></text:span><text:span text:style-name="T24">которые вы могли вызвать. Имена начинаются с двоеточия ( </text:span><text:span text:style-name="Source_20_Text"><text:span text:style-name="T19">:</text:span></text:span><text:span text:style-name="T24">), которое вы можете пока игнорировать. Если результаты кажутся вам слишком запутанными, вы можете легко отсортировать их по алфавиту. Попробуйте сами - просто вызовите метод </text:span><text:span text:style-name="Source_20_Text"><text:span text:style-name="T19">sort</text:span></text:span><text:span text:style-name="T24">по результату </text:span><text:span text:style-name="Source_20_Text"><text:span text:style-name="T19">methods</text:span></text:span><text:span text:style-name="T24">:</text:span></text:p>
      <text:p text:style-name="P33"/>
      <text:p text:style-name="P36">1. methods. sort</text:p>
      <text:h text:style-name="P26" text:outline-level="1">Вызов методов с аргументами</text:h>
      <text:p text:style-name="P5">При разговоре с объектом с помощью его методов можно предоставить ему дополнительную информацию, чтобы он мог дать вам соответствующий ответ.</text:p>
      <text:p text:style-name="P5">Эта дополнительная информация называется «аргументами метода». Название «аргумент» имеет смысл, если вы перестаете задумываться о том, что методы - это пути коммуникации между объектами.</text:p>
      <text:p text:style-name="P7"><text:span text:style-name="T9">Вот пример аргумента метода </text:span><text:span text:style-name="Source_20_Text"><text:span text:style-name="T19">index</text:span></text:span><text:span text:style-name="T9">, который находит позицию аргумента в массиве:</text:span></text:p>
      <text:p text:style-name="P15">Example Code:</text:p>
      <text:p text:style-name="P15">['rock', 'paper', 'scissors']. Index ('paper')</text:p>
      <text:p text:style-name="P15"/>
      <text:h text:style-name="P11" text:outline-level="3">STDOUT:</text:h>
      <text:p text:style-name="P4">1</text:p>
      <text:p text:style-name="P25"><text:span text:style-name="T8">Вот </text:span><text:span text:style-name="Source_20_Text"><text:span text:style-name="T19">index</text:span></text:span><text:span text:style-name="T8">метод и </text:span><text:span text:style-name="Source_20_Text"><text:span text:style-name="T19">'paper'</text:span></text:span><text:span text:style-name="T8">аргумент. Если аргументов несколько, их можно передать методу, просто разделив их запятыми.</text:span></text:p>
      <text:p text:style-name="P8"><text:span text:style-name="T8">Попробуйте использовать метод, который принимает два аргумента - </text:span><text:a xlink:type="simple" xlink:href="https://twitter.com/share?original_referer=http://rubymonk.com/&amp;source=tweetbutton&amp;url=http://rubymonk.com/&amp;via=rubymonk&amp;text=Beautiful+Ruby+API.+%27Calling+3.between?+1,5%27+returns+true." office:target-frame-name="_blank" xlink:show="new" text:style-name="Internet_20_link" text:visited-style-name="Visited_20_Internet_20_Link"><text:span text:style-name="T17">используйте </text:span></text:a><text:a xlink:type="simple" xlink:href="https://twitter.com/share?original_referer=http://rubymonk.com/&amp;source=tweetbutton&amp;url=http://rubymonk.com/&amp;via=rubymonk&amp;text=Beautiful+Ruby+API.+%27Calling+3.between?+1,5%27+returns+true." office:target-frame-name="_blank" xlink:show="new" text:style-name="Internet_20_link" text:visited-style-name="Visited_20_Internet_20_Link"><text:span text:style-name="Source_20_Text"><text:span text:style-name="T22">between?</text:span></text:span></text:a><text:a xlink:type="simple" xlink:href="https://twitter.com/share?original_referer=http://rubymonk.com/&amp;source=tweetbutton&amp;url=http://rubymonk.com/&amp;via=rubymonk&amp;text=Beautiful+Ruby+API.+%27Calling+3.between?+1,5%27+returns+true." office:target-frame-name="_blank" xlink:show="new" text:style-name="Internet_20_link" text:visited-style-name="Visited_20_Internet_20_Link"><text:span text:style-name="T17">метод, чтобы определить, находится ли число </text:span></text:a><text:a xlink:type="simple" xlink:href="https://twitter.com/share?original_referer=http://rubymonk.com/&amp;source=tweetbutton&amp;url=http://rubymonk.com/&amp;via=rubymonk&amp;text=Beautiful+Ruby+API.+%27Calling+3.between?+1,5%27+returns+true." office:target-frame-name="_blank" xlink:show="new" text:style-name="Internet_20_link" text:visited-style-name="Visited_20_Internet_20_Link"><text:span text:style-name="Source_20_Text"><text:span text:style-name="T22">2</text:span></text:span></text:a><text:a xlink:type="simple" xlink:href="https://twitter.com/share?original_referer=http://rubymonk.com/&amp;source=tweetbutton&amp;url=http://rubymonk.com/&amp;via=rubymonk&amp;text=Beautiful+Ruby+API.+%27Calling+3.between?+1,5%27+returns+true." office:target-frame-name="_blank" xlink:show="new" text:style-name="Internet_20_link" text:visited-style-name="Visited_20_Internet_20_Link"><text:span text:style-name="T17">между числами </text:span></text:a><text:a xlink:type="simple" xlink:href="https://twitter.com/share?original_referer=http://rubymonk.com/&amp;source=tweetbutton&amp;url=http://rubymonk.com/&amp;via=rubymonk&amp;text=Beautiful+Ruby+API.+%27Calling+3.between?+1,5%27+returns+true." office:target-frame-name="_blank" xlink:show="new" text:style-name="Internet_20_link" text:visited-style-name="Visited_20_Internet_20_Link"><text:span text:style-name="Source_20_Text"><text:span text:style-name="T22">1</text:span></text:span></text:a><text:a xlink:type="simple" xlink:href="https://twitter.com/share?original_referer=http://rubymonk.com/&amp;source=tweetbutton&amp;url=http://rubymonk.com/&amp;via=rubymonk&amp;text=Beautiful+Ruby+API.+%27Calling+3.between?+1,5%27+returns+true." office:target-frame-name="_blank" xlink:show="new" text:style-name="Internet_20_link" text:visited-style-name="Visited_20_Internet_20_Link"><text:span text:style-name="T17">и </text:span></text:a><text:a xlink:type="simple" xlink:href="https://twitter.com/share?original_referer=http://rubymonk.com/&amp;source=tweetbutton&amp;url=http://rubymonk.com/&amp;via=rubymonk&amp;text=Beautiful+Ruby+API.+%27Calling+3.between?+1,5%27+returns+true." office:target-frame-name="_blank" xlink:show="new" text:style-name="Internet_20_link" text:visited-style-name="Visited_20_Internet_20_Link"><text:span text:style-name="Source_20_Text"><text:span text:style-name="T22">3</text:span></text:span></text:a><text:a xlink:type="simple" xlink:href="https://twitter.com/share?original_referer=http://rubymonk.com/&amp;source=tweetbutton&amp;url=http://rubymonk.com/&amp;via=rubymonk&amp;text=Beautiful+Ruby+API.+%27Calling+3.between?+1,5%27+returns+true." office:target-frame-name="_blank" xlink:show="new" text:style-name="Internet_20_link" text:visited-style-name="Visited_20_Internet_20_Link"><text:span text:style-name="T17">.</text:span></text:a></text:p>
      <text:p text:style-name="P15"/>
      <text:p text:style-name="P16"><text:soft-page-break/>2. between? 1, 3</text:p>
      <text:p text:style-name="P16"/>
      <text:p text:style-name="P16">STDOUT:</text:p>
      <text:p text:style-name="P16">check whether the number two is between one and three ✔</text:p>
      <text:p text:style-name="P16"/>
      <text:p text:style-name="P16"/>
      <text:p text:style-name="P14"><text:span text:style-name="T32">2.</text:span><text:span text:style-name="T6">Синтаксический сахар для специальных методов</text:span></text:p>
      <text:h text:style-name="P1" text:outline-level="1">Специальные методы</text:h>
      <text:p text:style-name="P7"><text:span text:style-name="T9">Как наблюдательный новичок, вы, вероятно, заметили, что на последнем уроке целочисленные объекты перечисляют такие математические операторы, как </text:span><text:span text:style-name="Source_20_Text"><text:span text:style-name="T19">+</text:span></text:span><text:span text:style-name="T9">и </text:span><text:span text:style-name="Source_20_Text"><text:span text:style-name="T19">-</text:span></text:span><text:span text:style-name="T9">среди своих методов. Вы, наверное, тоже подумали, что вызывать такой </text:span><text:span text:style-name="Source_20_Text"><text:span text:style-name="T19">+</text:span></text:span><text:span text:style-name="T9">метод - </text:span><text:span text:style-name="Source_20_Text"><text:span text:style-name="T19">1.+(2)</text:span></text:span><text:span text:style-name="T9">сложение двух чисел было бы ... неуклюже.</text:span></text:p>
      <text:p text:style-name="P7"><text:span text:style-name="T9">Это, хотя он прекрасно работает - попробуйте для себя, добавив </text:span><text:span text:style-name="Source_20_Text"><text:span text:style-name="T19">4</text:span></text:span><text:span text:style-name="T9">к </text:span><text:span text:style-name="Source_20_Text"><text:span text:style-name="T19">3</text:span></text:span><text:span text:style-name="T9">в упражнении ниже.</text:span></text:p>
      <text:p text:style-name="P21">Ruby как язык нацелен на то, чтобы быть чрезвычайно удобным для программистов, поэтому обычно можно с уверенностью предположить, что есть способ лучше. Ruby делает исключение в своих синтаксических правилах для часто используемых операторов, поэтому вам не нужно использовать точки для их вызова на объектах.</text:p>
      <text:p text:style-name="P21"/>
      <text:p text:style-name="P21">Давайте перефразируем предыдущий пример в более естественном синтаксисе, опуская точки и скобки.</text:p>
      <text:p text:style-name="P21"/>
      <text:p text:style-name="P21">Пример кода:</text:p>
      <text:p text:style-name="P21">1 + 2 <text:s text:c="3"/># это то же самое, что 1. + (2)</text:p>
      <text:p text:style-name="P21"/>
      <text:p text:style-name="P23">Есть несколько других имен методов, которые имеют этот особый статус - вот краткое описание тех, с которыми вы, скорее всего, столкнетесь.</text:p>
      <text:p text:style-name="P3">+ - * / = ==! =&gt; &lt;&gt; = &lt;= []</text:p>
      <text:p text:style-name="P8"><text:span text:style-name="T8">Этот последний метод ( </text:span><text:span text:style-name="Source_20_Text"><text:span text:style-name="T19">[]</text:span></text:span><text:span text:style-name="T8">) вы, вероятно, уже видели в уроке, посвященном массивам, и, возможно, он является наиболее уникальным по своему синтаксису. Он не только не требует точки, но и </text:span><text:span text:style-name="Emphasis"><text:span text:style-name="T11">включает</text:span></text:span><text:span text:style-name="T14"> </text:span><text:span text:style-name="T8">в себя аргументы. Вот простой пример, чтобы освежить вашу память:</text:span></text:p>
      <text:p text:style-name="P21">Example Code:</text:p>
      <text:p text:style-name="P17">words = ["foo", "bar", "baz"]</text:p>
      <text:p text:style-name="P17">words[1]</text:p>
      <text:p text:style-name="P21"><text:s/></text:p>
      <text:p text:style-name="P21">[reset]</text:p>
      <text:p text:style-name="P21">The Master says : "Sweet smell of working code."</text:p>
      <text:p text:style-name="P21"/>
      <text:p text:style-name="P21">OUTPUT WINDOW</text:p>
      <text:p text:style-name="P17">STDOUT:</text:p>
      <text:p text:style-name="P17">bar</text:p>
      <text:p text:style-name="P22">Еще более интересно то, что он все еще работает, если вы используете более традиционный синтаксис метода - убедитесь сами, запустив пример ниже.</text:p>
      <text:p text:style-name="P17">Example Code:</text:p>
      <text:p text:style-name="P17">words = ["foo", "bar", "baz"]</text:p>
      <text:p text:style-name="P17">words.[](1)</text:p>
      <text:p text:style-name="P22">Это общий шаблон в Ruby - два разных способа сделать одно и то же, один из которых остается согласованным, а другой изменяет синтаксис, чтобы он был более удобным для программистов.</text:p>
      <text:p text:style-name="P22"/>
      <text:p text:style-name="P22"/>
      <text:p text:style-name="P43"><text:soft-page-break/><text:span text:style-name="T6">1.0 Введение в струны</text:span></text:p>
      <text:h text:style-name="P27" text:outline-level="1">Конструкция струны</text:h>
      <text:p text:style-name="P7"><text:span text:style-name="T9">В действии лежит истинный путь, поэтому давайте начнем с действий. Введите текст </text:span><text:span text:style-name="Source_20_Text"><text:span text:style-name="T19">"Ruby Monk"</text:span></text:span><text:span text:style-name="T9">в поле ниже (не забудьте указать кавычки).</text:span></text:p>
      <text:p text:style-name="P7"><text:span text:style-name="T9">Теперь нажмите «Выполнить» или, что еще лучше, нажмите </text:span><text:span text:style-name="Source_20_Text"><text:span text:style-name="T19">Ctrl+Enter</text:span></text:span><text:span text:style-name="T9">или </text:span><text:span text:style-name="Source_20_Text"><text:span text:style-name="T19">Cmd+Enter</text:span></text:span><text:span text:style-name="T9">.</text:span></text:p>
      <text:p text:style-name="P43"><text:span text:style-name="T6"/></text:p>
      <text:p text:style-name="P42"><text:span text:style-name="T16">Строки являются ключом к общению с пользователем, и ученики-программисты будут сталкиваться с ними и начинать манипулировать ими с самых ранних этапов своего пути. В этом уроке мы исследуем некоторые инструменты, которые Ruby предоставляет для создания строк и управления ими.</text:span></text:p>
      <text:h text:style-name="P31" text:outline-level="1"><text:span text:style-name="T16">Буквальные формы</text:span></text:h>
      <text:p text:style-name="P8"><text:span text:style-name="T11">Конструкция строки имеет так называемую буквальную форму - интерпретатор обрабатывает все, что заключено в одинарные кавычки ( </text:span><text:span text:style-name="Source_20_Text"><text:span text:style-name="T19">'</text:span></text:span><text:span text:style-name="T11">) или двойные кавычки ( </text:span><text:span text:style-name="Source_20_Text"><text:span text:style-name="T19">"</text:span></text:span><text:span text:style-name="T11">), как строку. Другими словами, оба </text:span><text:span text:style-name="Source_20_Text"><text:span text:style-name="T19">'RubyMonk'</text:span></text:span><text:span text:style-name="T11">и </text:span><text:span text:style-name="Source_20_Text"><text:span text:style-name="T19">"RubyMonk"</text:span></text:span><text:span text:style-name="T11">будут создавать экземпляры строк.</text:span></text:p>
      <text:p text:style-name="P55"/>
      <text:p text:style-name="P42"><text:span text:style-name="T13">Действие врезается в память глубже, чем просто слова. Восстановите строку в упражнении выше, используя двойные кавычки ( </text:span><text:span text:style-name="Source_20_Text"><text:span text:style-name="T21">"</text:span></text:span><text:span text:style-name="T13">). Вы увидите, что тесты проходят так же, как и раньше.</text:span></text:p>
      <text:p text:style-name="P50"><text:span text:style-name="T18">Подходы с одинарными и двойными кавычками имеют некоторые отличия, которые мы рассмотрим позже. Для большинства целей они эквивалентны.</text:span></text:p>
      <text:p text:style-name="P9"><text:span text:style-name="T2">Все они </text:span><text:span text:style-name="Source_20_Text"><text:span text:style-name="T28">Strings</text:span></text:span><text:span text:style-name="T2">являются экземплярами </text:span><text:span text:style-name="Source_20_Text"><text:span text:style-name="T28">String</text:span></text:span><text:span text:style-name="T2">класса Ruby, который предоставляет ряд методов для управления строкой. Теперь, когда вы успешно освоили создание строк, давайте взглянем на некоторые из наиболее часто используемых методов.</text:span></text:p>
      <text:h text:style-name="P2" text:outline-level="1">Длина строки</text:h>
      <text:p text:style-name="P9"><text:span text:style-name="T2">Как программист, одна из общих вещей, которые вам нужно знать о a, </text:span><text:span text:style-name="Source_20_Text"><text:span text:style-name="T28">String</text:span></text:span><text:span text:style-name="T2">- это его длина. Вместо того, чтобы просто рассказывать вам, как это сделать, позвольте мне поделиться с вами секретом Ruby API: попробуйте очевидное! Базовые библиотеки Ruby очень интуитивно понятны, и, немного попрактиковавшись, вы можете легко преобразовать инструкции на простом английском языке в Ruby.</text:span></text:p>
      <text:p text:style-name="P9"><text:span text:style-name="T2">Проверьте свою интуицию и попробуйте изменить приведенный ниже код, чтобы вернуть длину строки </text:span><text:span text:style-name="Source_20_Text"><text:span text:style-name="T28">'RubyMonk'</text:span></text:span><text:span text:style-name="T2">.</text:span></text:p>
      <text:p text:style-name="P39"><text:span text:style-name="T25"><text:s/>'RubyMonk'. Length</text:span></text:p>
      <text:p text:style-name="P39"><text:span text:style-name="T25"/></text:p>
      <text:h text:style-name="P30" text:outline-level="1"><text:span text:style-name="T27">1.1 Основы работы со строками</text:span></text:h>
      <text:h text:style-name="P28" text:outline-level="1"><text:span text:style-name="T27">Строчная интерполяция</text:span></text:h>
      <text:p text:style-name="P5">Очень важно иметь возможность заменять заполнители в строке значениями, которые они представляют. В парадигме программирования это называется «интерполяцией строк». В Ruby интерполяция строк очень проста. Не стесняйтесь запустить приведенный ниже пример, чтобы увидеть образец в действии.</text:p>
      <text:p text:style-name="P51"><text:span text:style-name="T27"/></text:p>
      <text:p text:style-name="P52"><text:soft-page-break/><text:span text:style-name="T27">Example Code:</text:span></text:p>
      <text:p text:style-name="P54"><text:span text:style-name="T27">a = 1</text:span></text:p>
      <text:p text:style-name="P54"><text:span text:style-name="T27">b = 4</text:span></text:p>
      <text:p text:style-name="P54"><text:span text:style-name="T27">puts "The number #{a} is less than #{b}" </text:span></text:p>
      <text:p text:style-name="P52"><text:span text:style-name="T27">[reset]</text:span></text:p>
      <text:p text:style-name="P52"><text:span text:style-name="T27">The Master says : "Your sisters are proud of you."</text:span></text:p>
      <text:p text:style-name="P52"><text:span text:style-name="T27">OUTPUT WINDOW</text:span></text:p>
      <text:p text:style-name="P54"><text:span text:style-name="T27">STDOUT:</text:span></text:p>
      <text:p text:style-name="P54"><text:span text:style-name="T27">The number 1 is less than 4</text:span></text:p>
      <text:p text:style-name="Text_20_body"><text:span text:style-name="T7">Помните, что заполнители - это не просто переменные. Любой действительный блок кода Ruby, который вы разместите внутри, </text:span><text:span text:style-name="Source_20_Text"><text:span text:style-name="T21">#{}</text:span></text:span><text:span text:style-name="T7">будет оценен и вставлен в это место. Разве это не очень здорово?</text:span></text:p>
      <text:p text:style-name="P6">А теперь давайте посмотрим, как вы владеете этим инструментом. Завершите функциональность метода, ниже которого, учитывая строку в качестве аргумента, вставляет длину этой строки в другую строку:</text:p>
      <text:p text:style-name="P40">def string_length_interpolater(incoming_string)</text:p>
      <text:p text:style-name="P40">"The string you just gave me has a length of #{incoming_string.length}"</text:p>
      <text:p text:style-name="P40">end</text:p>
      <text:p text:style-name="P40"/>
      <text:p text:style-name="P53"><text:span text:style-name="T1">Мы использовали двойные кавычки во всех наших примерах интерполяции строк. Строковый литерал, созданный с помощью одинарных кавычек, </text:span><text:span text:style-name="T3">не</text:span> <text:span text:style-name="T1">поддерживает интерполяцию.</text:span></text:p>
      <text:p text:style-name="P8"><text:span text:style-name="T8">Существенная разница между использованием одинарных и двойных кавычек заключается в том, что </text:span><text:a xlink:type="simple" xlink:href="https://twitter.com/share?original_referer=http://rubymonk.com/&amp;source=tweetbutton&amp;url=http://rubymonk.com/&amp;via=rubymonk&amp;text=In+Ruby,+a+single+quoted+string+supports+only+two+escape+sequences+-+single+quote+and+single+backslash" office:target-frame-name="_blank" xlink:show="new" text:style-name="Internet_20_link" text:visited-style-name="Visited_20_Internet_20_Link"><text:span text:style-name="T17">двойные кавычки позволяют использовать escape-последовательности, а одинарные - нет</text:span></text:a><text:span text:style-name="T14"> </text:span><text:span text:style-name="T8">. То, что вы видели выше, является одним из таких примеров. </text:span><text:span text:style-name="Source_20_Text"><text:span text:style-name="T23">“</text:span></text:span><text:span text:style-name="Source_20_Text"><text:span text:style-name="T19">\n”</text:span></text:span><text:span text:style-name="T8">интерпретируется как новая строка и отображается как новая строка при отображении для пользователя, тогда как </text:span><text:span text:style-name="Source_20_Text"><text:span text:style-name="T19">'\n'</text:span></text:span><text:span text:style-name="T8">отображает фактическую escape-последовательность для пользователя.</text:span></text:p>
      <text:p text:style-name="P6">Пойдем дальше ...</text:p>
      <text:h text:style-name="P29" text:outline-level="1">Искать в строке</text:h>
      <text:p text:style-name="P5">Другой распространенный сценарий - проверка того, содержит ли строка какой-либо заданный символ, слово или подстроку. Учитывая ваш опыт работы с Ruby API и его интуитивность, попробуйте проверить, включает ли указанная ниже строка «Yoda».</text:p>
      <text:p text:style-name="Standard"/>
      <text:p text:style-name="Standard">"[Luke:] I can’t believe it. [Yoda:] That is why you fail."<text:span text:style-name="T29">. include?</text:span> 'Yoda'</text:p>
      <text:p text:style-name="Standard"><text:s/></text:p>
      <text:p text:style-name="Standard">HINT</text:p>
      <text:p text:style-name="P12">String#include?</text:p>
      <text:p text:style-name="P12"/>
      <text:p text:style-name="P34">Теперь проверьте, начинается ли строка ниже с «Ruby».</text:p>
      <text:p text:style-name="P34"/>
      <text:p text:style-name="P34">"Ruby is a beautiful language"<text:span text:style-name="T29">.start_with?("Ruby")</text:span></text:p>
      <text:p text:style-name="P34"><text:s/></text:p>
      <text:p text:style-name="P34">HINT</text:p>
      <text:p text:style-name="P34">String#<text:span text:style-name="T29">start_with?</text:span></text:p>
      <text:p text:style-name="P34"><text:soft-page-break/>После этого будет легко проверить, заканчивается ли приведенное ниже утверждение на «Ruby».</text:p>
      <text:p text:style-name="P34"><text:span text:style-name="T29"><text:s/></text:span></text:p>
      <text:p text:style-name="P34">"I can't work with any other language but Ruby"<text:span text:style-name="T29">.end_with?("Ruby")</text:span></text:p>
      <text:p text:style-name="P34"><text:s/>Вы знакомы с Ruby API? Все предыдущие три метода заканчивались знаком «?». В Ruby принято иметь '?' в конце метода, если этот метод возвращает только логические значения. Хотя это не предусмотрено синтаксисом, эта практика настоятельно рекомендуется, поскольку она увеличивает читаемость кода.</text:p>
      <text:p text:style-name="P34"/>
      <text:p text:style-name="P34">Иногда нам необходимо знать индекс определенного символа или подстроки в данной строке, и для удобства Ruby предоставляет метод для String, который делает именно это. Попробуйте найти индекс 'R' в строке ниже:</text:p>
      <text:p text:style-name="P34"/>
      <text:p text:style-name="P34">"I am a Rubyist"<text:span text:style-name="T29">. index("R")</text:span></text:p>
      <text:p text:style-name="P35"><text:span text:style-name="T27"><text:s/></text:span><text:span text:style-name="T4">Изменение регистра строки</text:span></text:p>
      <text:p text:style-name="P5">Последнее, что мы рассмотрим в этом уроке, - это управление регистром строк. Ruby предоставляет нам удобный набор инструментов для обеспечения правильного и единообразного корпуса внутри строк. Начнем с преобразования строки из нижнего регистра в верхний.</text:p>
      <text:p text:style-name="P34">Example Code:</text:p>
      <text:p text:style-name="P34"><text:span text:style-name="T29">puts</text:span> 'i am in lowercase'<text:span text:style-name="T29">.upcase #=&gt;</text:span> 'I AM IN LOWERCASE'</text:p>
      <text:p text:style-name="P44"><text:span text:style-name="T14"><text:s/></text:span></text:p>
      <text:p text:style-name="P44"><text:span text:style-name="T8">Точно так же можно преобразовать строку в нижний регистр. Руби вызывает этот метод </text:span><text:span text:style-name="Source_20_Text"><text:span text:style-name="T19">downcase</text:span></text:span><text:span text:style-name="T8">. Преобразуйте строку ниже в нижний регистр.</text:span></text:p>
      <text:p text:style-name="P44"><text:span text:style-name="T8"/></text:p>
      <text:p text:style-name="P44"><text:span text:style-name="T8">'This is Mixed CASE'</text:span><text:span text:style-name="T26">.downcase #=&gt; </text:span><text:span text:style-name="T8">'This is Mixed CASE'</text:span></text:p>
      <text:p text:style-name="P44"><text:span text:style-name="T8"><text:s/></text:span></text:p>
      <text:p text:style-name="P44"><text:span text:style-name="T8">На прощание коснемся интересного метода. Когда вы сталкиваетесь со строкой со смешанным регистром, </text:span><text:a xlink:type="simple" xlink:href="https://twitter.com/share?original_referer=http://rubymonk.com/&amp;source=tweetbutton&amp;url=http://rubymonk.com/&amp;via=rubymonk&amp;text=Woot!+I+can+call+a+method+named+swapcase+on+a+string+to+swap+the+case+of+every+letter+in+that+string." office:target-frame-name="_blank" xlink:show="new" text:style-name="Internet_20_link" text:visited-style-name="Visited_20_Internet_20_Link"><text:span text:style-name="T17">Ruby предоставляет способ поменять местами регистр каждого символа в ней,</text:span></text:a><text:span text:style-name="T8"> то есть этот метод преобразует «I Am MixEd» в «i AM MIXeD». Попробуйте понять этот метод и сообщите нам, если вы когда-нибудь встретите сценарий, в котором вы найдете для него применение. Это может стать хорошей историей для дождливой ночи!</text:span></text:p>
      <text:p text:style-name="P44"><text:span text:style-name="T8"/></text:p>
      <text:p text:style-name="P44"><text:span text:style-name="T8">"ThiS iS A vErY ComPlEx SenTeNcE".</text:span><text:span text:style-name="T26"> swapcase #=&gt; </text:span><text:span text:style-name="T8">"ThiS iS A vErY ComPlEx SenTeNcE"</text:span></text:p>
      <text:p text:style-name="P44"><text:span text:style-name="T8"><text:s/></text:span></text:p>
      <text:p text:style-name="P44"><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Neue-Light" svg:font-family="HelveticaNeue-Light, 'Helvetica Neue Light', 'Helvetica Neue', Frutiger, 'Frutiger Linotype', Univers, Calibri, 'Gill Sans', 'Gill Sans MT', 'Myriad Pro', Myriad, 'DejaVu Sans Condensed', 'Liberation Sans', 'Nimbus Sans L', Tahoma, Geneva, Helvetica, Arial, 'sans serif'"/>
    <style:font-face style:name="Lohit Devanagari1" svg:font-family="'Lohit Devanagari'"/>
    <style:font-face style:name="Monaco" svg:font-family="Monaco, Menlo, 'Courier New', monospace"/>
    <style:font-face style:name="inherit" svg:font-family="inherit"/>
    <style:font-face style:name="monospace" svg:font-family="monospace, sans-serif"/>
    <style:font-face style:name="proxima-nova-1" svg:font-family="proxima-nova-1,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ni" svg:font-family="An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2T11:44:18.289280038</meta:creation-date>
    <dc:date>2021-01-23T21:57:00.280578332</dc:date>
    <meta:editing-duration>PT3H11M22S</meta:editing-duration>
    <meta:editing-cycles>8</meta:editing-cycles>
    <meta:generator>LibreOffice/6.4.6.2$Linux_X86_64 LibreOffice_project/40$Build-2</meta:generator>
    <meta:document-statistic meta:table-count="0" meta:image-count="0" meta:object-count="0" meta:page-count="6" meta:paragraph-count="144" meta:word-count="1560" meta:character-count="10672" meta:non-whitespace-character-count="9229"/>
  </office:meta>
</office:document-meta>
</file>